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ahomaStandard" svg:font-family="TahomaStandard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ahomaStandard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6" style:family="table-cell" style:parent-style-name="Default" style:data-style-name="N99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frequenz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table:style-name="Default" table:number-columns-repeated="2"/>
          <table:table-cell table:number-columns-repeated="4"/>
          <table:table-cell office:value-type="string" calcext:value-type="string">
            <text:p>gemess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eisfrequenz</text:p>
          </table:table-cell>
          <table:table-cell table:formula="of:=[.B1]*2*PI()" office:value-type="float" office:value="6283.18530717959" calcext:value-type="float">
            <text:p>6283,18530717959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6"/>
          <table:table-cell table:number-columns-repeated="1008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ihe 0 ohm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xc(Mitte)</text:p>
          </table:table-cell>
          <table:table-cell office:value-type="float" office:value="93.446" calcext:value-type="float">
            <text:p>93,446</text:p>
          </table:table-cell>
          <table:table-cell table:style-name="ce5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6]/1000000" office:value-type="float" office:value="0.0000000107013676347837" calcext:value-type="float">
            <text:p>1,07013676347837E-08</text:p>
          </table:table-cell>
          <table:table-cell table:formula="of:=[.C6]/[.B6]^2/1000000" office:value-type="float" office:value="0.000000000000572596346273983" calcext:value-type="float">
            <text:p>5,72596346273983E-13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w(Breite)</text:p>
          </table:table-cell>
          <table:table-cell office:value-type="float" office:value="9.6424" calcext:value-type="float">
            <text:p>9,6424</text:p>
          </table:table-cell>
          <table:table-cell office:value-type="float" office:value="0.2717" calcext:value-type="float">
            <text:p>0,2717</text:p>
          </table:table-cell>
          <table:table-cell office:value-type="string" calcext:value-type="string">
            <text:p>1/microF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/C1</text:p>
          </table:table-cell>
          <table:table-cell table:formula="of:=[.B6]-[.B7]" office:value-type="float" office:value="83.8036" calcext:value-type="float">
            <text:p>83,8036</text:p>
          </table:table-cell>
          <table:table-cell table:formula="of:=SQRT(([.C6])^2 + ([.C7])^2)" office:value-type="float" office:value="0.271746002730491" calcext:value-type="float">
            <text:p>0,271746002730491</text:p>
          </table:table-cell>
          <table:table-cell office:value-type="string" calcext:value-type="string">
            <text:p>1/microF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/C2</text:p>
          </table:table-cell>
          <table:table-cell table:formula="of:=[.B6]+[.B7]" office:value-type="float" office:value="103.0884" calcext:value-type="float">
            <text:p>103,0884</text:p>
          </table:table-cell>
          <table:table-cell table:formula="of:=SQRT(([.C6])^2 + ([.C7])^2)" office:value-type="float" office:value="0.271746002730491" calcext:value-type="float">
            <text:p>0,271746002730491</text:p>
          </table:table-cell>
          <table:table-cell office:value-type="string" calcext:value-type="string">
            <text:p>1/microF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table:formula="of:=[.B6]*1/([.B$2])^2" office:value-type="float" office:value="0.00000236701483166047" calcext:value-type="float">
            <text:p>2,36701483166047E-06</text:p>
          </table:table-cell>
          <table:table-cell table:formula="of:=[.C6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11]*1000000" office:value-type="float" office:value="2.36701483166047" calcext:value-type="float">
            <text:p>2,36701483166047</text:p>
          </table:table-cell>
          <table:table-cell table:formula="of:=[.C11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10]-[.B9])" office:value-type="float" office:value="0.00153463562326929" calcext:value-type="float">
            <text:p>0,001534635623269</text:p>
          </table:table-cell>
          <table:table-cell table:formula="of:=[.C10]/2/[.B2]" office:value-type="float" office:value="0.0000216248598000107" calcext:value-type="float">
            <text:p>2,16248598000107E-05</text:p>
          </table:table-cell>
          <table:table-cell office:value-type="string" calcext:value-type="string">
            <text:p>Mohm</text:p>
          </table:table-cell>
          <table:table-cell table:formula="of:=[.B12]*1000000" office:value-type="float" office:value="1534.63562326929" calcext:value-type="float">
            <text:p>1534,63562326929</text:p>
          </table:table-cell>
          <table:table-cell table:formula="of:=[.C12]*1000000" office:value-type="float" office:value="21.6248598000107" calcext:value-type="float">
            <text:p>21,6248598000107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U</text:p>
          </table:table-cell>
          <table:table-cell table:style-name="Default" office:value-type="float" office:value="3.44" calcext:value-type="float">
            <text:p>3,4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_v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11]/[.E12]*[.B13]" office:value-type="float" office:value="33.3375757072928" calcext:value-type="float">
            <text:p>33,3375757072928</text:p>
          </table:table-cell>
          <table:table-cell table:style-name="Default" table:formula="of:=SQRT(([.B$2]/[.E12]*[.B13]*[.F11])^2 + ([.B$2]*[.E11]/[.E12]^2*[.F12])^2 + ([.B$2]*[.E11]/[.E12]*[.C13])^2)" office:value-type="float" office:value="0.237105931890089" calcext:value-type="float">
            <text:p>0,237105931890089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25.2" calcext:value-type="float">
            <text:p>25,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rade umgekehrt?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U_C</text:p>
          </table:table-cell>
          <table:table-cell table:style-name="Default" table:formula="of:=[.B13]/[.B$2]*[.B6]/[.E12]*1000000" office:value-type="float" office:value="33.3375757072928" calcext:value-type="float">
            <text:p>33,3375757072928</text:p>
          </table:table-cell>
          <table:table-cell table:style-name="Default" table:formula="of:=SQRT(([.B13]/[.B$2]/[.E6]^2/[.E12]*[.F6])^2+([.B13]/[.B$2]/[.E6]/[.E12]^2*[.F12])^2+ ([.C13]/[.B$2]/[.E6]/[.E12])^2)" office:value-type="float" office:value="0.508184162723777" calcext:value-type="float">
            <text:p>0,508184162723777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21.4" calcext:value-type="float">
            <text:p>21,4</text:p>
          </table:table-cell>
          <table:table-cell office:value-type="string" calcext:value-type="string">
            <text:p>V</text:p>
          </table:table-cell>
          <table:table-cell table:style-name="Default" office:value-type="string" calcext:value-type="string">
            <text:p>als berechnet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office:value-type="string" calcext:value-type="string">
            <text:p>R_i</text:p>
          </table:table-cell>
          <table:table-cell table:style-name="Default" table:formula="of:=[.E12]-[.B14]" office:value-type="float" office:value="1534.33562326929" calcext:value-type="float">
            <text:p>1534,33562326929</text:p>
          </table:table-cell>
          <table:table-cell table:style-name="Default" table:formula="of:=SQRT(([.F12])^2 + ([.C14])^2)" office:value-type="float" office:value="21.6250910141464" calcext:value-type="float">
            <text:p>21,6250910141464</text:p>
          </table:table-cell>
          <table:table-cell table:style-name="Default" office:value-type="string" calcext:value-type="string">
            <text:p>ohm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style-name="ce6" office:value-type="boolean" office:boolean-value="false" calcext:value-type="boolean">
            <text:p>FALSCH</text:p>
          </table:table-cell>
          <table:table-cell table:number-columns-repeated="1006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ihe 200 ohm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xc(Mitte)</text:p>
          </table:table-cell>
          <table:table-cell table:style-name="ce3" office:value-type="float" office:value="93.268" calcext:value-type="float">
            <text:p>93,268</text:p>
          </table:table-cell>
          <table:table-cell table:style-name="ce3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20]/1000000" office:value-type="float" office:value="0.0000000107217909679633" calcext:value-type="float">
            <text:p>1,07217909679633E-08</text:p>
          </table:table-cell>
          <table:table-cell table:formula="of:=[.C20]/[.B20]^2/1000000" office:value-type="float" office:value="0.000000000000574784007803496" calcext:value-type="float">
            <text:p>5,74784007803496E-13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w(Breite)</text:p>
          </table:table-cell>
          <table:table-cell table:style-name="ce3" office:value-type="float" office:value="13.083" calcext:value-type="float">
            <text:p>13,083</text:p>
          </table:table-cell>
          <table:table-cell table:style-name="ce3" office:value-type="float" office:value="0.429" calcext:value-type="float">
            <text:p>0,429</text:p>
          </table:table-cell>
          <table:table-cell office:value-type="string" calcext:value-type="string">
            <text:p>1/microF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/C1</text:p>
          </table:table-cell>
          <table:table-cell table:formula="of:=[.B20]-[.B21]" office:value-type="float" office:value="80.185" calcext:value-type="float">
            <text:p>80,185</text:p>
          </table:table-cell>
          <table:table-cell table:formula="of:=SQRT(([.C20])^2 + ([.C21])^2)" office:value-type="float" office:value="0.429029136539699" calcext:value-type="float">
            <text:p>0,429029136539699</text:p>
          </table:table-cell>
          <table:table-cell office:value-type="string" calcext:value-type="string">
            <text:p>1/microF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/C2</text:p>
          </table:table-cell>
          <table:table-cell table:formula="of:=[.B20]+[.B21]" office:value-type="float" office:value="106.351" calcext:value-type="float">
            <text:p>106,351</text:p>
          </table:table-cell>
          <table:table-cell table:formula="of:=SQRT(([.C20])^2 + ([.C21])^2)" office:value-type="float" office:value="0.429029136539699" calcext:value-type="float">
            <text:p>0,429029136539699</text:p>
          </table:table-cell>
          <table:table-cell office:value-type="string" calcext:value-type="string">
            <text:p>1/microF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table:formula="of:=[.B20]*1/([.B$2])^2" office:value-type="float" office:value="0.00000236250603898839" calcext:value-type="float">
            <text:p>2,36250603898839E-06</text:p>
          </table:table-cell>
          <table:table-cell table:formula="of:=[.C20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25]*1000000" office:value-type="float" office:value="2.36250603898839" calcext:value-type="float">
            <text:p>2,36250603898839</text:p>
          </table:table-cell>
          <table:table-cell table:formula="of:=[.C25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24]-[.B23])" office:value-type="float" office:value="0.00208222412047127" calcext:value-type="float">
            <text:p>0,002082224120471</text:p>
          </table:table-cell>
          <table:table-cell table:formula="of:=[.C24]/2/[.B12]" office:value-type="float" office:value="139.782085738934" calcext:value-type="float">
            <text:p>139,782085738934</text:p>
          </table:table-cell>
          <table:table-cell office:value-type="string" calcext:value-type="string">
            <text:p>Mohm</text:p>
          </table:table-cell>
          <table:table-cell table:formula="of:=[.B26]*1000000" office:value-type="float" office:value="2082.22412047127" calcext:value-type="float">
            <text:p>2082,22412047127</text:p>
          </table:table-cell>
          <table:table-cell table:formula="of:=[.C26]*1000000" office:value-type="float" office:value="139782085.738934" calcext:value-type="float">
            <text:p>139782085,738934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U</text:p>
          </table:table-cell>
          <table:table-cell table:style-name="Default" office:value-type="float" office:value="3.44" calcext:value-type="float">
            <text:p>3,4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_v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25]/[.E26]*[.B27]" office:value-type="float" office:value="24.5235741037988" calcext:value-type="float">
            <text:p>24,5235741037988</text:p>
          </table:table-cell>
          <table:table-cell table:style-name="Default" table:formula="of:=SQRT(([.B$2]/[.E26]*[.B27]*[.F25])^2 + ([.B$2]*[.E25]/[.E26]^2*[.F26])^2 + ([.B$2]*[.E25]/[.E26]*[.C27])^2)" office:value-type="float" office:value="478574.292588779" calcext:value-type="float">
            <text:p>478574,292588779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32.1" calcext:value-type="float">
            <text:p>32,1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_C</text:p>
          </table:table-cell>
          <table:table-cell table:style-name="Default" table:formula="of:=[.B27]/[.B$2]*[.B20]/[.E26]*1000000" office:value-type="float" office:value="24.5235741037988" calcext:value-type="float">
            <text:p>24,5235741037988</text:p>
          </table:table-cell>
          <table:table-cell table:style-name="Default" table:formula="of:=SQRT(([.B27]/[.B$2]/[.E20]^2/[.E26]*[.F20])^2+([.B27]/[.B$2]/[.E20]/[.E26]^2*[.F26])^2+ ([.C27]/[.B$2]/[.E20]/[.E26])^2)" office:value-type="float" office:value="1646295.56650533" calcext:value-type="float">
            <text:p>1646295,56650533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32.03" calcext:value-type="float">
            <text:p>32,03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_i</text:p>
          </table:table-cell>
          <table:table-cell table:style-name="Default" table:formula="of:=[.E26]-[.B28]" office:value-type="float" office:value="1882.22412047127" calcext:value-type="float">
            <text:p>1882,22412047127</text:p>
          </table:table-cell>
          <table:table-cell table:style-name="Default" table:formula="of:=SQRT(([.F26])^2 + ([.C28])^2)" office:value-type="float" office:value="139782085.738934" calcext:value-type="float">
            <text:p>139782085,738934</text:p>
          </table:table-cell>
          <table:table-cell table:style-name="Default" office:value-type="string" calcext:value-type="string">
            <text:p>ohm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number-columns-repeated="1007"/>
        </table:table-row>
        <table:table-row table:style-name="ro1" table:number-rows-repeated="3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ihe 500 ohm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xc(Mitte)</text:p>
          </table:table-cell>
          <table:table-cell table:style-name="ce3" office:value-type="float" office:value="99.088" calcext:value-type="float">
            <text:p>99,088</text:p>
          </table:table-cell>
          <table:table-cell table:style-name="ce3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36]/1000000" office:value-type="float" office:value="0.0000000100920393993218" calcext:value-type="float">
            <text:p>1,00920393993218E-08</text:p>
          </table:table-cell>
          <table:table-cell table:formula="of:=[.C36]/[.B36]^2/1000000" office:value-type="float" office:value="0.000000000000509246296187319" calcext:value-type="float">
            <text:p>5,09246296187319E-13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w(Breite)</text:p>
          </table:table-cell>
          <table:table-cell table:style-name="ce3" office:value-type="float" office:value="18.859" calcext:value-type="float">
            <text:p>18,859</text:p>
          </table:table-cell>
          <table:table-cell table:style-name="ce3" office:value-type="float" office:value="0.615" calcext:value-type="float">
            <text:p>0,615</text:p>
          </table:table-cell>
          <table:table-cell office:value-type="string" calcext:value-type="string">
            <text:p>1/microF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/C1</text:p>
          </table:table-cell>
          <table:table-cell table:formula="of:=[.B36]-[.B37]" office:value-type="float" office:value="80.229" calcext:value-type="float">
            <text:p>80,229</text:p>
          </table:table-cell>
          <table:table-cell table:formula="of:=SQRT(([.C36])^2 + ([.C37])^2)" office:value-type="float" office:value="0.615020324867398" calcext:value-type="float">
            <text:p>0,615020324867398</text:p>
          </table:table-cell>
          <table:table-cell office:value-type="string" calcext:value-type="string">
            <text:p>1/microF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/C2</text:p>
          </table:table-cell>
          <table:table-cell table:formula="of:=[.B36]+[.B37]" office:value-type="float" office:value="117.947" calcext:value-type="float">
            <text:p>117,947</text:p>
          </table:table-cell>
          <table:table-cell table:formula="of:=SQRT(([.C36])^2 + ([.C37])^2)" office:value-type="float" office:value="0.615020324867398" calcext:value-type="float">
            <text:p>0,615020324867398</text:p>
          </table:table-cell>
          <table:table-cell office:value-type="string" calcext:value-type="string">
            <text:p>1/microF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table:formula="of:=[.B36]*1/([.B$2])^2" office:value-type="float" office:value="0.00000250992836118799" calcext:value-type="float">
            <text:p>2,50992836118799E-06</text:p>
          </table:table-cell>
          <table:table-cell table:formula="of:=[.C36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41]*1000000" office:value-type="float" office:value="2.50992836118799" calcext:value-type="float">
            <text:p>2,50992836118799</text:p>
          </table:table-cell>
          <table:table-cell table:formula="of:=[.C41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40]-[.B39])" office:value-type="float" office:value="0.00300150307177006" calcext:value-type="float">
            <text:p>0,00300150307177</text:p>
          </table:table-cell>
          <table:table-cell table:formula="of:=[.C40]/2/[.B26]" office:value-type="float" office:value="147.683507942508" calcext:value-type="float">
            <text:p>147,683507942508</text:p>
          </table:table-cell>
          <table:table-cell office:value-type="string" calcext:value-type="string">
            <text:p>Mohm</text:p>
          </table:table-cell>
          <table:table-cell table:formula="of:=[.B42]*1000000" office:value-type="float" office:value="3001.50307177006" calcext:value-type="float">
            <text:p>3001,50307177006</text:p>
          </table:table-cell>
          <table:table-cell table:formula="of:=[.C42]*1000000" office:value-type="float" office:value="147683507.942508" calcext:value-type="float">
            <text:p>147683507,942508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U</text:p>
          </table:table-cell>
          <table:table-cell table:style-name="Default" office:value-type="float" office:value="3.44" calcext:value-type="float">
            <text:p>3,4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_v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41]/[.E42]*[.B43]" office:value-type="float" office:value="18.0742732912668" calcext:value-type="float">
            <text:p>18,0742732912668</text:p>
          </table:table-cell>
          <table:table-cell table:style-name="Default" table:formula="of:=SQRT(([.B$2]/[.E42]*[.B43]*[.F41])^2 + ([.B$2]*[.E41]/[.E42]^2*[.F42])^2 + ([.B$2]*[.E41]/[.E42]*[.C43])^2)" office:value-type="float" office:value="258520.870514813" calcext:value-type="float">
            <text:p>258520,870514813</text:p>
          </table:table-cell>
          <table:table-cell table:style-name="Default" office:value-type="string" calcext:value-type="string">
            <text:p>V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U_C</text:p>
          </table:table-cell>
          <table:table-cell table:style-name="Default" table:formula="of:=[.B43]/[.B$2]*[.B36]/[.E42]*1000000" office:value-type="float" office:value="18.0742732912668" calcext:value-type="float">
            <text:p>18,0742732912668</text:p>
          </table:table-cell>
          <table:table-cell table:style-name="Default" table:formula="of:=SQRT(([.B43]/[.B$2]/[.E36]^2/[.E42]*[.F36])^2+([.B43]/[.B$2]/[.E36]/[.E42]^2*[.F42])^2+ ([.C43]/[.B$2]/[.E36]/[.E42])^2)" office:value-type="float" office:value="889311.794570889" calcext:value-type="float">
            <text:p>889311,794570889</text:p>
          </table:table-cell>
          <table:table-cell table:style-name="Default" office:value-type="string" calcext:value-type="string">
            <text:p>V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office:value-type="float" office:value="51.2" calcext:value-type="float">
            <text:p>51,2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_i</text:p>
          </table:table-cell>
          <table:table-cell table:style-name="Default" table:formula="of:=[.E42]-[.B44]" office:value-type="float" office:value="2501.50307177006" calcext:value-type="float">
            <text:p>2501,50307177006</text:p>
          </table:table-cell>
          <table:table-cell table:style-name="Default" table:formula="of:=SQRT(([.F42])^2 + ([.C44])^2)" office:value-type="float" office:value="147683507.942508" calcext:value-type="float">
            <text:p>147683507,942508</text:p>
          </table:table-cell>
          <table:table-cell table:style-name="Default" office:value-type="string" calcext:value-type="string">
            <text:p>ohm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number-columns-repeated="1007"/>
        </table:table-row>
        <table:table-row table:style-name="ro1" table:number-rows-repeated="5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erie inf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c(Mitte)</text:p>
          </table:table-cell>
          <table:table-cell table:style-name="ce3" office:value-type="float" office:value="0.37523" calcext:value-type="float">
            <text:p>0,37523</text:p>
          </table:table-cell>
          <table:table-cell table:style-name="ce3" office:value-type="float" office:value="0.00177" calcext:value-type="float">
            <text:p>0,00177</text:p>
          </table:table-cell>
          <table:table-cell office:value-type="string" calcext:value-type="string">
            <text:p>microF</text:p>
          </table:table-cell>
          <table:table-cell table:formula="of:=[.B59]/1000000" office:value-type="float" office:value="0.00000037523" calcext:value-type="float">
            <text:p>3,7523E-07</text:p>
          </table:table-cell>
          <table:table-cell table:formula="of:=[.C59]/1000000" office:value-type="float" office:value="0.00000000177" calcext:value-type="float">
            <text:p>1,77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(Breite)</text:p>
          </table:table-cell>
          <table:table-cell table:style-name="ce3" office:value-type="float" office:value="0.24668" calcext:value-type="float">
            <text:p>0,24668</text:p>
          </table:table-cell>
          <table:table-cell table:style-name="ce3" office:value-type="float" office:value="0.00639" calcext:value-type="float">
            <text:p>0,00639</text:p>
          </table:table-cell>
          <table:table-cell office:value-type="string" calcext:value-type="string">
            <text:p>microF</text:p>
          </table:table-cell>
          <table:table-cell table:formula="of:=[.B60]/1000000" office:value-type="float" office:value="0.00000024668" calcext:value-type="float">
            <text:p>2,4668E-07</text:p>
          </table:table-cell>
          <table:table-cell table:formula="of:=[.C60]/1000000" office:value-type="float" office:value="0.00000000639" calcext:value-type="float">
            <text:p>6,39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2/[.B$2]/(ABS(([.E59]-[.E60])-([.E59]+[.E60])))" office:value-type="float" office:value="645.18786724459" calcext:value-type="float">
            <text:p>645,18786724459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59]" office:value-type="float" office:value="0.0675060520496348" calcext:value-type="float">
            <text:p>0,067506052049635</text:p>
          </table:table-cell>
          <table:table-cell/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formula="of:=1E+308" office:value-type="float" office:value="1E+308" calcext:value-type="float">
            <text:p>1E+308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63]^2/[.B62]" office:value-type="float" office:value="278.842497992795" calcext:value-type="float">
            <text:p>278,842497992795</text:p>
          </table:table-cell>
          <table:table-cell/>
          <table:table-cell office:value-type="string" calcext:value-type="string">
            <text:p>ohm</text:p>
          </table:table-cell>
          <table:table-cell table:style-name="Default" table:number-columns-repeated="2"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^2L^2/R_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R_i</text:p>
          </table:table-cell>
          <table:table-cell office:value-type="string" calcext:value-type="string">
            <text:p>w^2L^2/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e 10k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c(Mitte)</text:p>
          </table:table-cell>
          <table:table-cell table:style-name="ce3" office:value-type="float" office:value="0.37474" calcext:value-type="float">
            <text:p>0,37474</text:p>
          </table:table-cell>
          <table:table-cell table:style-name="ce3" office:value-type="float" office:value="0.0025" calcext:value-type="float">
            <text:p>0,0025</text:p>
          </table:table-cell>
          <table:table-cell office:value-type="string" calcext:value-type="string">
            <text:p>microF</text:p>
          </table:table-cell>
          <table:table-cell table:formula="of:=[.B70]/1000000" office:value-type="float" office:value="0.00000037474" calcext:value-type="float">
            <text:p>3,7474E-07</text:p>
          </table:table-cell>
          <table:table-cell table:formula="of:=[.C70]/1000000" office:value-type="float" office:value="0.0000000025" calcext:value-type="float">
            <text:p>2,5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(Breite)</text:p>
          </table:table-cell>
          <table:table-cell table:style-name="ce3" office:value-type="float" office:value="0.41437" calcext:value-type="float">
            <text:p>0,41437</text:p>
          </table:table-cell>
          <table:table-cell table:style-name="ce3" office:value-type="float" office:value="0.01667" calcext:value-type="float">
            <text:p>0,01667</text:p>
          </table:table-cell>
          <table:table-cell office:value-type="string" calcext:value-type="string">
            <text:p>microF</text:p>
          </table:table-cell>
          <table:table-cell table:formula="of:=[.B71]/1000000" office:value-type="float" office:value="0.00000041437" calcext:value-type="float">
            <text:p>4,1437E-07</text:p>
          </table:table-cell>
          <table:table-cell table:formula="of:=[.C71]/1000000" office:value-type="float" office:value="0.00000001667" calcext:value-type="float">
            <text:p>1,667E-08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2/[.B$2]/(ABS(([.E70]-[.E71])-([.E70]+[.E71])))" office:value-type="float" office:value="384.088961777868" calcext:value-type="float">
            <text:p>384,088961777868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70]" office:value-type="float" office:value="0.0675943211575611" calcext:value-type="float">
            <text:p>0,067594321157561</text:p>
          </table:table-cell>
          <table:table-cell/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style-name="ce4" office:value-type="float" office:value="10000" calcext:value-type="float">
            <text:p>1,00E+04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R_p</text:p>
          </table:table-cell>
          <table:table-cell table:formula="of:=[.B73]*[.B75]/([.B75]-[.B73])" office:value-type="float" office:value="399.43065222958" calcext:value-type="float">
            <text:p>399,43065222958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74]^2/[.B76]" office:value-type="float" office:value="451.584231651614" calcext:value-type="float">
            <text:p>451,584231651614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e 2k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c(Mitte)</text:p>
          </table:table-cell>
          <table:table-cell table:style-name="ce3" office:value-type="float" office:value="0.37378" calcext:value-type="float">
            <text:p>0,37378</text:p>
          </table:table-cell>
          <table:table-cell table:style-name="ce3" office:value-type="float" office:value="0.00357" calcext:value-type="float">
            <text:p>0,00357</text:p>
          </table:table-cell>
          <table:table-cell office:value-type="string" calcext:value-type="string">
            <text:p>microF</text:p>
          </table:table-cell>
          <table:table-cell table:formula="of:=[.B81]/1000000" office:value-type="float" office:value="0.00000037378" calcext:value-type="float">
            <text:p>3,7378E-07</text:p>
          </table:table-cell>
          <table:table-cell table:formula="of:=[.C81]/1000000" office:value-type="float" office:value="0.00000000357" calcext:value-type="float">
            <text:p>3,57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(Breite)</text:p>
          </table:table-cell>
          <table:table-cell table:style-name="ce3" office:value-type="float" office:value="-0.68411" calcext:value-type="float">
            <text:p>-0,68411</text:p>
          </table:table-cell>
          <table:table-cell table:style-name="ce3" office:value-type="float" office:value="0.07431" calcext:value-type="float">
            <text:p>0,07431</text:p>
          </table:table-cell>
          <table:table-cell office:value-type="string" calcext:value-type="string">
            <text:p>microF</text:p>
          </table:table-cell>
          <table:table-cell table:formula="of:=[.B82]/1000000" office:value-type="float" office:value="-0.00000068411" calcext:value-type="float">
            <text:p>-6,8411E-07</text:p>
          </table:table-cell>
          <table:table-cell table:formula="of:=[.C82]/1000000" office:value-type="float" office:value="0.00000007431" calcext:value-type="float">
            <text:p>7,431E-08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2/[.B$2]/(ABS(([.E81]-[.E82])-([.E81]+[.E82])))" office:value-type="float" office:value="232.645251628971" calcext:value-type="float">
            <text:p>232,645251628971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81]" office:value-type="float" office:value="0.0677679274187609" calcext:value-type="float">
            <text:p>0,067767927418761</text:p>
          </table:table-cell>
          <table:table-cell/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style-name="ce4" office:value-type="float" office:value="2000" calcext:value-type="float">
            <text:p>2,00E+03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R_p</text:p>
          </table:table-cell>
          <table:table-cell table:formula="of:=[.B84]*[.B86]/([.B86]-[.B84])" office:value-type="float" office:value="263.269444737566" calcext:value-type="float">
            <text:p>263,269444737566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85]^2/[.B87]" office:value-type="float" office:value="688.664484683167" calcext:value-type="float">
            <text:p>688,664484683167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TahomaStandard" svg:font-family="TahomaStandard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36:28.763000000</meta:creation-date>
    <dc:date>2018-02-01T19:41:05.132000000</dc:date>
    <meta:editing-duration>PT21M11S</meta:editing-duration>
    <meta:editing-cycles>5</meta:editing-cycles>
    <meta:generator>LibreOffice/5.3.6.1$Windows_x86 LibreOffice_project/686f202eff87ef707079aeb7f485847613344eb7</meta:generator>
    <meta:document-statistic meta:table-count="1" meta:cell-count="280" meta:object-count="0"/>
  </office:meta>
</office:document-meta>
</file>